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4cm" fo:min-width="3.4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2.2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2.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2.9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2.049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254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6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font-size="7pt"/>
    </style:style>
    <style:style style:name="T2" style:family="text">
      <style:text-properties fo:font-size="12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168cm" svg:height="1.626cm" svg:x="3.982cm" svg:y="1.121cm">
          <draw:text-box>
            <text:p text:style-name="P1"><text:span text:style-name="T1">if mEX.has_space() and</text:span></text:p>
            <text:p text:style-name="P1"><text:span text:style-name="T1"><text:s text:c="7"/></text:span><text:span text:style-name="T1">can_read_operands():</text:span></text:p>
            <text:p text:style-name="P1"><text:span text:style-name="T1"><text:s text:c="2"/></text:span><text:span text:style-name="T1">read_operands()</text:span></text:p>
            <text:p text:style-name="P1"><text:span text:style-name="T1"><text:s text:c="2"/></text:span><text:span text:style-name="T1">allocate_targets()</text:span></text:p>
            <text:p text:style-name="P1"><text:span text:style-name="T1"><text:s text:c="2"/></text:span><text:span text:style-name="T1">change_state(EX)</text:span></text:p>
          </draw:text-box>
        </draw:frame>
        <draw:frame draw:style-name="gr2" draw:text-style-name="P2" draw:layer="layout" svg:width="3.098cm" svg:height="1.076cm" svg:x="7.283cm" svg:y="1.671cm">
          <draw:text-box>
            <text:p text:style-name="P1"><text:span text:style-name="T1">if mMM.has_space():</text:span></text:p>
            <text:p text:style-name="P1"><text:span text:style-name="T1"><text:s text:c="2"/></text:span><text:span text:style-name="T1">exec()</text:span></text:p>
            <text:p text:style-name="P1"><text:span text:style-name="T1"><text:s text:c="2"/></text:span><text:span text:style-name="T1">change_state(MM)</text:span></text:p>
          </draw:text-box>
        </draw:frame>
        <draw:frame draw:style-name="gr3" draw:text-style-name="P2" draw:layer="layout" svg:width="2.88cm" svg:height="0.801cm" svg:x="10.408cm" svg:y="1.946cm">
          <draw:text-box>
            <text:p text:style-name="P1"><text:span text:style-name="T1">if mWB.has_space():</text:span></text:p>
            <text:p text:style-name="P1"><text:span text:style-name="T1"><text:s text:c="2"/></text:span><text:span text:style-name="T1">change_state(WB)</text:span></text:p>
          </draw:text-box>
        </draw:frame>
        <draw:frame draw:style-name="gr4" draw:text-style-name="P2" draw:layer="layout" svg:width="2.924cm" svg:height="0.872cm" svg:x="10.911cm" svg:y="5.374cm">
          <draw:text-box>
            <text:p text:style-name="P1"><text:span text:style-name="T1">write_targets()</text:span></text:p>
            <text:p text:style-name="P1"><text:span text:style-name="T1">change_state(INIT)</text:span></text:p>
          </draw:text-box>
        </draw:frame>
        <draw:frame draw:style-name="gr5" draw:text-style-name="P2" draw:layer="layout" svg:width="2.551cm" svg:height="1.076cm" svg:x="1.413cm" svg:y="5.272cm">
          <draw:text-box>
            <text:p text:style-name="P1"><text:span text:style-name="T1">fetch()</text:span></text:p>
            <text:p text:style-name="P1"><text:span text:style-name="T1">decode()</text:span></text:p>
            <text:p text:style-name="P1"><text:span text:style-name="T1">change_state(IF)</text:span></text:p>
          </draw:text-box>
        </draw:frame>
        <draw:ellipse draw:style-name="gr6" draw:text-style-name="P4" draw:id="id2" draw:layer="layout" svg:width="1.12cm" svg:height="1.191cm" svg:x="0.109cm" svg:y="2.359cm">
          <text:p text:style-name="P3"><text:span text:style-name="T2">IF</text:span></text:p>
        </draw:ellipse>
        <draw:ellipse draw:style-name="gr6" draw:text-style-name="P4" draw:id="id3" draw:layer="layout" svg:width="1.12cm" svg:height="1.191cm" svg:x="12.762cm" svg:y="2.359cm">
          <text:p text:style-name="P3"><text:span text:style-name="T2">WB</text:span></text:p>
        </draw:ellipse>
        <draw:ellipse draw:style-name="gr6" draw:text-style-name="P4" draw:id="id1" draw:layer="layout" svg:width="1.121cm" svg:height="1.191cm" svg:x="6.581cm" svg:y="4.973cm">
          <text:p text:style-name="P3"><text:span text:style-name="T2">INIT</text:span></text:p>
        </draw:ellipse>
        <draw:ellipse draw:style-name="gr6" draw:text-style-name="P4" draw:layer="layout" svg:width="1.119cm" svg:height="1.191cm" svg:x="3.273cm" svg:y="2.359cm">
          <text:p text:style-name="P3"><text:span text:style-name="T2">ID</text:span></text:p>
        </draw:ellipse>
        <draw:ellipse draw:style-name="gr6" draw:text-style-name="P4" draw:layer="layout" svg:width="1.121cm" svg:height="1.191cm" svg:x="6.435cm" svg:y="2.359cm">
          <text:p text:style-name="P3"><text:span text:style-name="T2">EX</text:span></text:p>
        </draw:ellipse>
        <draw:ellipse draw:style-name="gr6" draw:text-style-name="P4" draw:layer="layout" svg:width="1.119cm" svg:height="1.191cm" svg:x="9.599cm" svg:y="2.359cm">
          <text:p text:style-name="P3"><text:span text:style-name="T2">MM</text:span></text:p>
        </draw:ellipse>
        <draw:connector draw:style-name="gr7" draw:text-style-name="P5" draw:layer="layout" draw:type="lines" svg:x1="1.301cm" svg:y1="2.955cm" svg:x2="3.346cm" svg:y2="2.955cm" svg:d="m1301 2955v0h2045v0">
          <text:p/>
        </draw:connector>
        <draw:connector draw:style-name="gr7" draw:text-style-name="P5" draw:layer="layout" draw:type="lines" svg:x1="4.465cm" svg:y1="2.955cm" svg:x2="6.508cm" svg:y2="2.955cm" svg:d="m4465 2955v0h2043v0">
          <text:p/>
        </draw:connector>
        <draw:connector draw:style-name="gr7" draw:text-style-name="P5" draw:layer="layout" draw:type="lines" svg:x1="7.628cm" svg:y1="2.955cm" svg:x2="9.672cm" svg:y2="2.955cm" svg:d="m7628 2955v0h2044v0">
          <text:p/>
        </draw:connector>
        <draw:connector draw:style-name="gr7" draw:text-style-name="P5" draw:layer="layout" draw:type="lines" svg:x1="10.791cm" svg:y1="2.955cm" svg:x2="12.835cm" svg:y2="2.955cm" svg:d="m10791 2955v0h2044v0">
          <text:p/>
        </draw:connector>
        <draw:connector draw:style-name="gr7" draw:text-style-name="P5" draw:layer="layout" draw:type="curve" svg:x1="6.581cm" svg:y1="5.568cm" svg:x2="0.669cm" svg:y2="3.55cm" draw:start-shape="id1" draw:start-glue-point="3" draw:end-shape="id2" draw:end-glue-point="2" svg:d="m6581 5568c-3942 0-5912-672-5912-2018">
          <text:p/>
        </draw:connector>
        <draw:connector draw:style-name="gr7" draw:text-style-name="P5" draw:layer="layout" draw:type="curve" svg:x1="13.322cm" svg:y1="3.55cm" svg:x2="7.702cm" svg:y2="5.568cm" draw:start-shape="id3" draw:start-glue-point="2" draw:end-shape="id1" draw:end-glue-point="1" svg:d="m13322 3550c0 1346-1873 2018-5620 2018">
          <text:p/>
        </draw:connector>
        <draw:frame draw:style-name="gr8" draw:text-style-name="P6" draw:layer="layout" svg:width="2.863cm" svg:height="0.801cm" svg:x="0.808cm" svg:y="1.946cm">
          <draw:text-box>
            <text:p text:style-name="P6"><text:span text:style-name="T3">If mID.has_space():</text:span></text:p>
            <text:p text:style-name="P6"><text:span text:style-name="T3"><text:s text:c="2"/></text:span><text:span text:style-name="T3">change_state(I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Brian Kahne</meta:initial-creator>
    <meta:creation-date>2008-04-04T10:24:32</meta:creation-date>
    <dc:creator>Brian Kahne</dc:creator>
    <dc:date>2010-12-06T08:43:33</dc:date>
    <dc:language>en-US</dc:language>
    <meta:editing-cycles>8</meta:editing-cycles>
    <meta:editing-duration>PT01H24M51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